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5-10-0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5-04-1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5-01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4-10-0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4-04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4-02-1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3-01-1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2-01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1-10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1-04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1-01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20-01-0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9-04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9-01-2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8-01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7-01-10 20:4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6-01-05 18:06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5-01-15 19:56:1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4-01-16 22:26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3-01-15 17:09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2-01-04 16:30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1-01-06 16:28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1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9-12-31 20:23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9-01-08 17:45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8-01-15 17:16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7-01-08 19:38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6-01-05 16:50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5-01-03 19:20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4-01-05 21:31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3-01-07 15:0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2-01-18 23:0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1-01-04 23:04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2000-01-09 16:06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9-01-08 16:43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8-01-24 21:26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8-01-09 18:25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7-01-09 21:29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31099080901</text:p>
          </table:table-cell>
          <table:table-cell office:value-type="string" calcext:value-type="string">
            <text:p>23S 17W 25AAC 01</text:p>
          </table:table-cell>
          <table:table-cell office:value-type="string" calcext:value-type="string">
            <text:p>199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